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shapes>
          <draw:frame draw:z-index="0" draw:style-name="gr1" draw:text-style-name="P1" svg:width="15.999cm" svg:height="8.999cm" svg:x="4.617cm" svg:y="0.1cm">
            <draw:object draw:notify-on-update-of-ranges="Лист1.A1:Лист1.A100 Лист1.B1:Лист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4.93741761617814" calcext:value-type="float">
            <text:p>4,93741761617814</text:p>
          </table:table-cell>
          <table:table-cell office:value-type="float" office:value="2.33096208063646" calcext:value-type="float">
            <text:p>2,33096208063646</text:p>
          </table:table-cell>
        </table:table-row>
        <table:table-row table:style-name="ro1">
          <table:table-cell office:value-type="float" office:value="6.41993219876824" calcext:value-type="float">
            <text:p>6,41993219876824</text:p>
          </table:table-cell>
          <table:table-cell office:value-type="float" office:value="3.20476892807726" calcext:value-type="float">
            <text:p>3,20476892807726</text:p>
          </table:table-cell>
        </table:table-row>
        <table:table-row table:style-name="ro1">
          <table:table-cell office:value-type="float" office:value="-0.021822767761181" calcext:value-type="float">
            <text:p>-0,021822767761181</text:p>
          </table:table-cell>
          <table:table-cell office:value-type="float" office:value="8.5546748443088" calcext:value-type="float">
            <text:p>8,5546748443088</text:p>
          </table:table-cell>
        </table:table-row>
        <table:table-row table:style-name="ro1">
          <table:table-cell office:value-type="float" office:value="0.506680366077851" calcext:value-type="float">
            <text:p>0,506680366077851</text:p>
          </table:table-cell>
          <table:table-cell office:value-type="float" office:value="8.42907195005136" calcext:value-type="float">
            <text:p>8,42907195005136</text:p>
          </table:table-cell>
        </table:table-row>
        <table:table-row table:style-name="ro1">
          <table:table-cell office:value-type="float" office:value="0.460447029698046" calcext:value-type="float">
            <text:p>0,460447029698046</text:p>
          </table:table-cell>
          <table:table-cell office:value-type="float" office:value="8.39054932480467" calcext:value-type="float">
            <text:p>8,39054932480467</text:p>
          </table:table-cell>
        </table:table-row>
        <table:table-row table:style-name="ro1">
          <table:table-cell office:value-type="float" office:value="4.8741432591501" calcext:value-type="float">
            <text:p>4,8741432591501</text:p>
          </table:table-cell>
          <table:table-cell office:value-type="float" office:value="3.53570650197211" calcext:value-type="float">
            <text:p>3,53570650197211</text:p>
          </table:table-cell>
        </table:table-row>
        <table:table-row table:style-name="ro1">
          <table:table-cell office:value-type="float" office:value="0.898104452045083" calcext:value-type="float">
            <text:p>0,898104452045083</text:p>
          </table:table-cell>
          <table:table-cell office:value-type="float" office:value="8.14956810985959" calcext:value-type="float">
            <text:p>8,14956810985959</text:p>
          </table:table-cell>
        </table:table-row>
        <table:table-row table:style-name="ro1">
          <table:table-cell office:value-type="float" office:value="-0.168160089908447" calcext:value-type="float">
            <text:p>-0,168160089908447</text:p>
          </table:table-cell>
          <table:table-cell office:value-type="float" office:value="7.83967262298078" calcext:value-type="float">
            <text:p>7,83967262298078</text:p>
          </table:table-cell>
        </table:table-row>
        <table:table-row table:style-name="ro1">
          <table:table-cell office:value-type="float" office:value="0.903263802426551" calcext:value-type="float">
            <text:p>0,903263802426551</text:p>
          </table:table-cell>
          <table:table-cell office:value-type="float" office:value="7.77776161626957" calcext:value-type="float">
            <text:p>7,77776161626957</text:p>
          </table:table-cell>
        </table:table-row>
        <table:table-row table:style-name="ro1">
          <table:table-cell office:value-type="float" office:value="1.62476823263179" calcext:value-type="float">
            <text:p>1,62476823263179</text:p>
          </table:table-cell>
          <table:table-cell office:value-type="float" office:value="8.27069612894865" calcext:value-type="float">
            <text:p>8,27069612894865</text:p>
          </table:table-cell>
        </table:table-row>
        <table:table-row table:style-name="ro1">
          <table:table-cell office:value-type="float" office:value="4.79422274306305" calcext:value-type="float">
            <text:p>4,79422274306305</text:p>
          </table:table-cell>
          <table:table-cell office:value-type="float" office:value="3.70350658804927" calcext:value-type="float">
            <text:p>3,70350658804927</text:p>
          </table:table-cell>
        </table:table-row>
        <table:table-row table:style-name="ro1">
          <table:table-cell office:value-type="float" office:value="0.597051074988209" calcext:value-type="float">
            <text:p>0,597051074988209</text:p>
          </table:table-cell>
          <table:table-cell office:value-type="float" office:value="8.81820796094129" calcext:value-type="float">
            <text:p>8,81820796094129</text:p>
          </table:table-cell>
        </table:table-row>
        <table:table-row table:style-name="ro1">
          <table:table-cell office:value-type="float" office:value="0.611812617440428" calcext:value-type="float">
            <text:p>0,611812617440428</text:p>
          </table:table-cell>
          <table:table-cell office:value-type="float" office:value="6.96469227167165" calcext:value-type="float">
            <text:p>6,96469227167165</text:p>
          </table:table-cell>
        </table:table-row>
        <table:table-row table:style-name="ro1">
          <table:table-cell office:value-type="float" office:value="5.9120166598876" calcext:value-type="float">
            <text:p>5,9120166598876</text:p>
          </table:table-cell>
          <table:table-cell office:value-type="float" office:value="2.48723551286075" calcext:value-type="float">
            <text:p>2,48723551286075</text:p>
          </table:table-cell>
        </table:table-row>
        <table:table-row table:style-name="ro1">
          <table:table-cell office:value-type="float" office:value="5.93348589905744" calcext:value-type="float">
            <text:p>5,93348589905744</text:p>
          </table:table-cell>
          <table:table-cell office:value-type="float" office:value="2.96932445471079" calcext:value-type="float">
            <text:p>2,96932445471079</text:p>
          </table:table-cell>
        </table:table-row>
        <table:table-row table:style-name="ro1">
          <table:table-cell office:value-type="float" office:value="5.75605577386758" calcext:value-type="float">
            <text:p>5,75605577386758</text:p>
          </table:table-cell>
          <table:table-cell office:value-type="float" office:value="4.28051083320644" calcext:value-type="float">
            <text:p>4,28051083320644</text:p>
          </table:table-cell>
        </table:table-row>
        <table:table-row table:style-name="ro1">
          <table:table-cell office:value-type="float" office:value="6.60992261833942" calcext:value-type="float">
            <text:p>6,60992261833942</text:p>
          </table:table-cell>
          <table:table-cell office:value-type="float" office:value="3.27364974016911" calcext:value-type="float">
            <text:p>3,27364974016911</text:p>
          </table:table-cell>
        </table:table-row>
        <table:table-row table:style-name="ro1">
          <table:table-cell office:value-type="float" office:value="0.560763012805766" calcext:value-type="float">
            <text:p>0,560763012805766</text:p>
          </table:table-cell>
          <table:table-cell office:value-type="float" office:value="9.0584261214049" calcext:value-type="float">
            <text:p>9,0584261214049</text:p>
          </table:table-cell>
        </table:table-row>
        <table:table-row table:style-name="ro1">
          <table:table-cell office:value-type="float" office:value="1.58667078173219" calcext:value-type="float">
            <text:p>1,58667078173219</text:p>
          </table:table-cell>
          <table:table-cell office:value-type="float" office:value="8.27170863470034" calcext:value-type="float">
            <text:p>8,27170863470034</text:p>
          </table:table-cell>
        </table:table-row>
        <table:table-row table:style-name="ro1">
          <table:table-cell office:value-type="float" office:value="4.45621468698735" calcext:value-type="float">
            <text:p>4,45621468698735</text:p>
          </table:table-cell>
          <table:table-cell office:value-type="float" office:value="3.86078526850465" calcext:value-type="float">
            <text:p>3,86078526850465</text:p>
          </table:table-cell>
        </table:table-row>
        <table:table-row table:style-name="ro1">
          <table:table-cell office:value-type="float" office:value="1.06263178668277" calcext:value-type="float">
            <text:p>1,06263178668277</text:p>
          </table:table-cell>
          <table:table-cell office:value-type="float" office:value="7.12590876871753" calcext:value-type="float">
            <text:p>7,12590876871753</text:p>
          </table:table-cell>
        </table:table-row>
        <table:table-row table:style-name="ro1">
          <table:table-cell office:value-type="float" office:value="0.144272785818313" calcext:value-type="float">
            <text:p>0,144272785818313</text:p>
          </table:table-cell>
          <table:table-cell office:value-type="float" office:value="7.89911444557004" calcext:value-type="float">
            <text:p>7,89911444557004</text:p>
          </table:table-cell>
        </table:table-row>
        <table:table-row table:style-name="ro1">
          <table:table-cell office:value-type="float" office:value="5.66463491137117" calcext:value-type="float">
            <text:p>5,66463491137117</text:p>
          </table:table-cell>
          <table:table-cell office:value-type="float" office:value="3.85184735298028" calcext:value-type="float">
            <text:p>3,85184735298028</text:p>
          </table:table-cell>
        </table:table-row>
        <table:table-row table:style-name="ro1">
          <table:table-cell office:value-type="float" office:value="6.58861491914701" calcext:value-type="float">
            <text:p>6,58861491914701</text:p>
          </table:table-cell>
          <table:table-cell office:value-type="float" office:value="3.50817213672911" calcext:value-type="float">
            <text:p>3,50817213672911</text:p>
          </table:table-cell>
        </table:table-row>
        <table:table-row table:style-name="ro1">
          <table:table-cell office:value-type="float" office:value="4.82546505170664" calcext:value-type="float">
            <text:p>4,82546505170664</text:p>
          </table:table-cell>
          <table:table-cell office:value-type="float" office:value="4.20546128267968" calcext:value-type="float">
            <text:p>4,20546128267968</text:p>
          </table:table-cell>
        </table:table-row>
        <table:table-row table:style-name="ro1">
          <table:table-cell office:value-type="float" office:value="5.61891981901537" calcext:value-type="float">
            <text:p>5,61891981901537</text:p>
          </table:table-cell>
          <table:table-cell office:value-type="float" office:value="3.6129179911121" calcext:value-type="float">
            <text:p>3,6129179911121</text:p>
          </table:table-cell>
        </table:table-row>
        <table:table-row table:style-name="ro1">
          <table:table-cell office:value-type="float" office:value="5.0245630850127" calcext:value-type="float">
            <text:p>5,0245630850127</text:p>
          </table:table-cell>
          <table:table-cell office:value-type="float" office:value="4.29553003348872" calcext:value-type="float">
            <text:p>4,29553003348872</text:p>
          </table:table-cell>
        </table:table-row>
        <table:table-row table:style-name="ro1">
          <table:table-cell office:value-type="float" office:value="0.582086002737964" calcext:value-type="float">
            <text:p>0,582086002737964</text:p>
          </table:table-cell>
          <table:table-cell office:value-type="float" office:value="7.27667076798274" calcext:value-type="float">
            <text:p>7,27667076798274</text:p>
          </table:table-cell>
        </table:table-row>
        <table:table-row table:style-name="ro1">
          <table:table-cell office:value-type="float" office:value="5.72868894636274" calcext:value-type="float">
            <text:p>5,72868894636274</text:p>
          </table:table-cell>
          <table:table-cell office:value-type="float" office:value="3.34598946975534" calcext:value-type="float">
            <text:p>3,34598946975534</text:p>
          </table:table-cell>
        </table:table-row>
        <table:table-row table:style-name="ro1">
          <table:table-cell office:value-type="float" office:value="1.33228340783918" calcext:value-type="float">
            <text:p>1,33228340783918</text:p>
          </table:table-cell>
          <table:table-cell office:value-type="float" office:value="8.47483850632365" calcext:value-type="float">
            <text:p>8,47483850632365</text:p>
          </table:table-cell>
        </table:table-row>
        <table:table-row table:style-name="ro1">
          <table:table-cell office:value-type="float" office:value="0.931038575233759" calcext:value-type="float">
            <text:p>0,931038575233759</text:p>
          </table:table-cell>
          <table:table-cell office:value-type="float" office:value="9.02124077079361" calcext:value-type="float">
            <text:p>9,02124077079361</text:p>
          </table:table-cell>
        </table:table-row>
        <table:table-row table:style-name="ro1">
          <table:table-cell office:value-type="float" office:value="1.06076637585238" calcext:value-type="float">
            <text:p>1,06076637585238</text:p>
          </table:table-cell>
          <table:table-cell office:value-type="float" office:value="8.55894069808667" calcext:value-type="float">
            <text:p>8,55894069808667</text:p>
          </table:table-cell>
        </table:table-row>
        <table:table-row table:style-name="ro1">
          <table:table-cell office:value-type="float" office:value="5.51307169163416" calcext:value-type="float">
            <text:p>5,51307169163416</text:p>
          </table:table-cell>
          <table:table-cell office:value-type="float" office:value="3.4700254913283" calcext:value-type="float">
            <text:p>3,4700254913283</text:p>
          </table:table-cell>
        </table:table-row>
        <table:table-row table:style-name="ro1">
          <table:table-cell office:value-type="float" office:value="0.965913812213612" calcext:value-type="float">
            <text:p>0,965913812213612</text:p>
          </table:table-cell>
          <table:table-cell office:value-type="float" office:value="7.07465152453006" calcext:value-type="float">
            <text:p>7,07465152453006</text:p>
          </table:table-cell>
        </table:table-row>
        <table:table-row table:style-name="ro1">
          <table:table-cell office:value-type="float" office:value="4.93356433230996" calcext:value-type="float">
            <text:p>4,93356433230996</text:p>
          </table:table-cell>
          <table:table-cell office:value-type="float" office:value="2.44570097888999" calcext:value-type="float">
            <text:p>2,44570097888999</text:p>
          </table:table-cell>
        </table:table-row>
        <table:table-row table:style-name="ro1">
          <table:table-cell office:value-type="float" office:value="4.63728573358481" calcext:value-type="float">
            <text:p>4,63728573358481</text:p>
          </table:table-cell>
          <table:table-cell office:value-type="float" office:value="3.21626228040932" calcext:value-type="float">
            <text:p>3,21626228040932</text:p>
          </table:table-cell>
        </table:table-row>
        <table:table-row table:style-name="ro1">
          <table:table-cell office:value-type="float" office:value="1.64609878209943" calcext:value-type="float">
            <text:p>1,64609878209943</text:p>
          </table:table-cell>
          <table:table-cell office:value-type="float" office:value="8.37300729879715" calcext:value-type="float">
            <text:p>8,37300729879715</text:p>
          </table:table-cell>
        </table:table-row>
        <table:table-row table:style-name="ro1">
          <table:table-cell office:value-type="float" office:value="5.87732508531269" calcext:value-type="float">
            <text:p>5,87732508531269</text:p>
          </table:table-cell>
          <table:table-cell office:value-type="float" office:value="3.76176079837528" calcext:value-type="float">
            <text:p>3,76176079837528</text:p>
          </table:table-cell>
        </table:table-row>
        <table:table-row table:style-name="ro1">
          <table:table-cell office:value-type="float" office:value="0.249222190493078" calcext:value-type="float">
            <text:p>0,249222190493078</text:p>
          </table:table-cell>
          <table:table-cell office:value-type="float" office:value="7.49068942167702" calcext:value-type="float">
            <text:p>7,49068942167702</text:p>
          </table:table-cell>
        </table:table-row>
        <table:table-row table:style-name="ro1">
          <table:table-cell office:value-type="float" office:value="1.5132725258844" calcext:value-type="float">
            <text:p>1,5132725258844</text:p>
          </table:table-cell>
          <table:table-cell office:value-type="float" office:value="8.49726468649293" calcext:value-type="float">
            <text:p>8,49726468649293</text:p>
          </table:table-cell>
        </table:table-row>
        <table:table-row table:style-name="ro1">
          <table:table-cell office:value-type="float" office:value="5.65904135510966" calcext:value-type="float">
            <text:p>5,65904135510966</text:p>
          </table:table-cell>
          <table:table-cell office:value-type="float" office:value="4.03752579380397" calcext:value-type="float">
            <text:p>4,03752579380397</text:p>
          </table:table-cell>
        </table:table-row>
        <table:table-row table:style-name="ro1">
          <table:table-cell office:value-type="float" office:value="5.00354408861831" calcext:value-type="float">
            <text:p>5,00354408861831</text:p>
          </table:table-cell>
          <table:table-cell office:value-type="float" office:value="3.94207186732075" calcext:value-type="float">
            <text:p>3,94207186732075</text:p>
          </table:table-cell>
        </table:table-row>
        <table:table-row table:style-name="ro1">
          <table:table-cell office:value-type="float" office:value="0.32711771244859" calcext:value-type="float">
            <text:p>0,32711771244859</text:p>
          </table:table-cell>
          <table:table-cell office:value-type="float" office:value="7.42050309769668" calcext:value-type="float">
            <text:p>7,42050309769668</text:p>
          </table:table-cell>
        </table:table-row>
        <table:table-row table:style-name="ro1">
          <table:table-cell office:value-type="float" office:value="0.983480744445635" calcext:value-type="float">
            <text:p>0,983480744445635</text:p>
          </table:table-cell>
          <table:table-cell office:value-type="float" office:value="7.22808612928762" calcext:value-type="float">
            <text:p>7,22808612928762</text:p>
          </table:table-cell>
        </table:table-row>
        <table:table-row table:style-name="ro1">
          <table:table-cell office:value-type="float" office:value="0.895488695022024" calcext:value-type="float">
            <text:p>0,895488695022024</text:p>
          </table:table-cell>
          <table:table-cell office:value-type="float" office:value="8.28256272509987" calcext:value-type="float">
            <text:p>8,28256272509987</text:p>
          </table:table-cell>
        </table:table-row>
        <table:table-row table:style-name="ro1">
          <table:table-cell office:value-type="float" office:value="0.0473723747798915" calcext:value-type="float">
            <text:p>0,0473723747798915</text:p>
          </table:table-cell>
          <table:table-cell office:value-type="float" office:value="8.42039796286362" calcext:value-type="float">
            <text:p>8,42039796286362</text:p>
          </table:table-cell>
        </table:table-row>
        <table:table-row table:style-name="ro1">
          <table:table-cell office:value-type="float" office:value="-0.0593269614563827" calcext:value-type="float">
            <text:p>-0,0593269614563827</text:p>
          </table:table-cell>
          <table:table-cell office:value-type="float" office:value="7.79688413352968" calcext:value-type="float">
            <text:p>7,79688413352968</text:p>
          </table:table-cell>
        </table:table-row>
        <table:table-row table:style-name="ro1">
          <table:table-cell office:value-type="float" office:value="1.18859865277511" calcext:value-type="float">
            <text:p>1,18859865277511</text:p>
          </table:table-cell>
          <table:table-cell office:value-type="float" office:value="8.01585412128694" calcext:value-type="float">
            <text:p>8,01585412128694</text:p>
          </table:table-cell>
        </table:table-row>
        <table:table-row table:style-name="ro1">
          <table:table-cell office:value-type="float" office:value="5.15425211116314" calcext:value-type="float">
            <text:p>5,15425211116314</text:p>
          </table:table-cell>
          <table:table-cell office:value-type="float" office:value="4.26753884844814" calcext:value-type="float">
            <text:p>4,26753884844814</text:p>
          </table:table-cell>
        </table:table-row>
        <table:table-row table:style-name="ro1">
          <table:table-cell office:value-type="float" office:value="4.88752808270892" calcext:value-type="float">
            <text:p>4,88752808270892</text:p>
          </table:table-cell>
          <table:table-cell office:value-type="float" office:value="2.69055282538086" calcext:value-type="float">
            <text:p>2,69055282538086</text:p>
          </table:table-cell>
        </table:table-row>
        <table:table-row table:style-name="ro1">
          <table:table-cell office:value-type="float" office:value="5.28668800041081" calcext:value-type="float">
            <text:p>5,28668800041081</text:p>
          </table:table-cell>
          <table:table-cell office:value-type="float" office:value="4.08932381501706" calcext:value-type="float">
            <text:p>4,08932381501706</text:p>
          </table:table-cell>
        </table:table-row>
        <table:table-row table:style-name="ro1">
          <table:table-cell office:value-type="float" office:value="4.19616500290296" calcext:value-type="float">
            <text:p>4,19616500290296</text:p>
          </table:table-cell>
          <table:table-cell office:value-type="float" office:value="3.63778480773384" calcext:value-type="float">
            <text:p>3,63778480773384</text:p>
          </table:table-cell>
        </table:table-row>
        <table:table-row table:style-name="ro1">
          <table:table-cell office:value-type="float" office:value="1.12296319790217" calcext:value-type="float">
            <text:p>1,12296319790217</text:p>
          </table:table-cell>
          <table:table-cell office:value-type="float" office:value="8.52032507527638" calcext:value-type="float">
            <text:p>8,52032507527638</text:p>
          </table:table-cell>
        </table:table-row>
        <table:table-row table:style-name="ro1">
          <table:table-cell office:value-type="float" office:value="-0.254766926072292" calcext:value-type="float">
            <text:p>-0,254766926072292</text:p>
          </table:table-cell>
          <table:table-cell office:value-type="float" office:value="8.32895881943572" calcext:value-type="float">
            <text:p>8,32895881943572</text:p>
          </table:table-cell>
        </table:table-row>
        <table:table-row table:style-name="ro1">
          <table:table-cell office:value-type="float" office:value="4.41639316607874" calcext:value-type="float">
            <text:p>4,41639316607874</text:p>
          </table:table-cell>
          <table:table-cell office:value-type="float" office:value="3.16296709354182" calcext:value-type="float">
            <text:p>3,16296709354182</text:p>
          </table:table-cell>
        </table:table-row>
        <table:table-row table:style-name="ro1">
          <table:table-cell office:value-type="float" office:value="5.09296456498874" calcext:value-type="float">
            <text:p>5,09296456498874</text:p>
          </table:table-cell>
          <table:table-cell office:value-type="float" office:value="3.44845142936702" calcext:value-type="float">
            <text:p>3,44845142936702</text:p>
          </table:table-cell>
        </table:table-row>
        <table:table-row table:style-name="ro1">
          <table:table-cell office:value-type="float" office:value="4.08733195502786" calcext:value-type="float">
            <text:p>4,08733195502786</text:p>
          </table:table-cell>
          <table:table-cell office:value-type="float" office:value="3.39598285368943" calcext:value-type="float">
            <text:p>3,39598285368943</text:p>
          </table:table-cell>
        </table:table-row>
        <table:table-row table:style-name="ro1">
          <table:table-cell office:value-type="float" office:value="6.239470761751" calcext:value-type="float">
            <text:p>6,239470761751</text:p>
          </table:table-cell>
          <table:table-cell office:value-type="float" office:value="2.59744961605522" calcext:value-type="float">
            <text:p>2,59744961605522</text:p>
          </table:table-cell>
        </table:table-row>
        <table:table-row table:style-name="ro1">
          <table:table-cell office:value-type="float" office:value="0.0377540828896384" calcext:value-type="float">
            <text:p>0,0377540828896384</text:p>
          </table:table-cell>
          <table:table-cell office:value-type="float" office:value="8.62719479643532" calcext:value-type="float">
            <text:p>8,62719479643532</text:p>
          </table:table-cell>
        </table:table-row>
        <table:table-row table:style-name="ro1">
          <table:table-cell office:value-type="float" office:value="0.628326589699221" calcext:value-type="float">
            <text:p>0,628326589699221</text:p>
          </table:table-cell>
          <table:table-cell office:value-type="float" office:value="8.24581262312663" calcext:value-type="float">
            <text:p>8,24581262312663</text:p>
          </table:table-cell>
        </table:table-row>
        <table:table-row table:style-name="ro1">
          <table:table-cell office:value-type="float" office:value="0.662344578171029" calcext:value-type="float">
            <text:p>0,662344578171029</text:p>
          </table:table-cell>
          <table:table-cell office:value-type="float" office:value="8.82188802953765" calcext:value-type="float">
            <text:p>8,82188802953765</text:p>
          </table:table-cell>
        </table:table-row>
        <table:table-row table:style-name="ro1">
          <table:table-cell office:value-type="float" office:value="0.338294380316356" calcext:value-type="float">
            <text:p>0,338294380316356</text:p>
          </table:table-cell>
          <table:table-cell office:value-type="float" office:value="7.51268176388669" calcext:value-type="float">
            <text:p>7,51268176388669</text:p>
          </table:table-cell>
        </table:table-row>
        <table:table-row table:style-name="ro1">
          <table:table-cell office:value-type="float" office:value="-0.275431330143825" calcext:value-type="float">
            <text:p>-0,275431330143825</text:p>
          </table:table-cell>
          <table:table-cell office:value-type="float" office:value="7.47844210389876" calcext:value-type="float">
            <text:p>7,47844210389876</text:p>
          </table:table-cell>
        </table:table-row>
        <table:table-row table:style-name="ro1">
          <table:table-cell office:value-type="float" office:value="5.61411283688009" calcext:value-type="float">
            <text:p>5,61411283688009</text:p>
          </table:table-cell>
          <table:table-cell office:value-type="float" office:value="3.87586396595544" calcext:value-type="float">
            <text:p>3,87586396595544</text:p>
          </table:table-cell>
        </table:table-row>
        <table:table-row table:style-name="ro1">
          <table:table-cell office:value-type="float" office:value="1.39022210306003" calcext:value-type="float">
            <text:p>1,39022210306003</text:p>
          </table:table-cell>
          <table:table-cell office:value-type="float" office:value="7.85643919718395" calcext:value-type="float">
            <text:p>7,85643919718395</text:p>
          </table:table-cell>
        </table:table-row>
        <table:table-row table:style-name="ro1">
          <table:table-cell office:value-type="float" office:value="5.7184490351678" calcext:value-type="float">
            <text:p>5,7184490351678</text:p>
          </table:table-cell>
          <table:table-cell office:value-type="float" office:value="4.1020441707582" calcext:value-type="float">
            <text:p>4,1020441707582</text:p>
          </table:table-cell>
        </table:table-row>
        <table:table-row table:style-name="ro1">
          <table:table-cell office:value-type="float" office:value="5.87421939128299" calcext:value-type="float">
            <text:p>5,87421939128299</text:p>
          </table:table-cell>
          <table:table-cell office:value-type="float" office:value="3.67619457685496" calcext:value-type="float">
            <text:p>3,67619457685496</text:p>
          </table:table-cell>
        </table:table-row>
        <table:table-row table:style-name="ro1">
          <table:table-cell office:value-type="float" office:value="1.30479037298646" calcext:value-type="float">
            <text:p>1,30479037298646</text:p>
          </table:table-cell>
          <table:table-cell office:value-type="float" office:value="8.13622955179246" calcext:value-type="float">
            <text:p>8,13622955179246</text:p>
          </table:table-cell>
        </table:table-row>
        <table:table-row table:style-name="ro1">
          <table:table-cell office:value-type="float" office:value="0.303239399894274" calcext:value-type="float">
            <text:p>0,303239399894274</text:p>
          </table:table-cell>
          <table:table-cell office:value-type="float" office:value="7.65400968679058" calcext:value-type="float">
            <text:p>7,65400968679058</text:p>
          </table:table-cell>
        </table:table-row>
        <table:table-row table:style-name="ro1">
          <table:table-cell office:value-type="float" office:value="0.239010918487693" calcext:value-type="float">
            <text:p>0,239010918487693</text:p>
          </table:table-cell>
          <table:table-cell office:value-type="float" office:value="7.65278870754873" calcext:value-type="float">
            <text:p>7,65278870754873</text:p>
          </table:table-cell>
        </table:table-row>
        <table:table-row table:style-name="ro1">
          <table:table-cell office:value-type="float" office:value="5.60050830694917" calcext:value-type="float">
            <text:p>5,60050830694917</text:p>
          </table:table-cell>
          <table:table-cell office:value-type="float" office:value="2.31108677308233" calcext:value-type="float">
            <text:p>2,31108677308233</text:p>
          </table:table-cell>
        </table:table-row>
        <table:table-row table:style-name="ro1">
          <table:table-cell office:value-type="float" office:value="6.28130055720762" calcext:value-type="float">
            <text:p>6,28130055720762</text:p>
          </table:table-cell>
          <table:table-cell office:value-type="float" office:value="4.02827171255436" calcext:value-type="float">
            <text:p>4,02827171255436</text:p>
          </table:table-cell>
        </table:table-row>
        <table:table-row table:style-name="ro1">
          <table:table-cell office:value-type="float" office:value="0.149775651558254" calcext:value-type="float">
            <text:p>0,149775651558254</text:p>
          </table:table-cell>
          <table:table-cell office:value-type="float" office:value="7.61774564765032" calcext:value-type="float">
            <text:p>7,61774564765032</text:p>
          </table:table-cell>
        </table:table-row>
        <table:table-row table:style-name="ro1">
          <table:table-cell office:value-type="float" office:value="-0.0946921059423493" calcext:value-type="float">
            <text:p>-0,0946921059423493</text:p>
          </table:table-cell>
          <table:table-cell office:value-type="float" office:value="7.14813524616946" calcext:value-type="float">
            <text:p>7,14813524616946</text:p>
          </table:table-cell>
        </table:table-row>
        <table:table-row table:style-name="ro1">
          <table:table-cell office:value-type="float" office:value="0.710096150399176" calcext:value-type="float">
            <text:p>0,710096150399176</text:p>
          </table:table-cell>
          <table:table-cell office:value-type="float" office:value="7.33234862532047" calcext:value-type="float">
            <text:p>7,33234862532047</text:p>
          </table:table-cell>
        </table:table-row>
        <table:table-row table:style-name="ro1">
          <table:table-cell office:value-type="float" office:value="6.03735626000691" calcext:value-type="float">
            <text:p>6,03735626000691</text:p>
          </table:table-cell>
          <table:table-cell office:value-type="float" office:value="2.36708441486271" calcext:value-type="float">
            <text:p>2,36708441486271</text:p>
          </table:table-cell>
        </table:table-row>
        <table:table-row table:style-name="ro1">
          <table:table-cell office:value-type="float" office:value="4.54589600211393" calcext:value-type="float">
            <text:p>4,54589600211393</text:p>
          </table:table-cell>
          <table:table-cell office:value-type="float" office:value="3.99001144612573" calcext:value-type="float">
            <text:p>3,99001144612573</text:p>
          </table:table-cell>
        </table:table-row>
        <table:table-row table:style-name="ro1">
          <table:table-cell office:value-type="float" office:value="6.67450453324932" calcext:value-type="float">
            <text:p>6,67450453324932</text:p>
          </table:table-cell>
          <table:table-cell office:value-type="float" office:value="2.94286255656355" calcext:value-type="float">
            <text:p>2,94286255656355</text:p>
          </table:table-cell>
        </table:table-row>
        <table:table-row table:style-name="ro1">
          <table:table-cell office:value-type="float" office:value="0.857814912721621" calcext:value-type="float">
            <text:p>0,857814912721621</text:p>
          </table:table-cell>
          <table:table-cell office:value-type="float" office:value="7.7415907774355" calcext:value-type="float">
            <text:p>7,7415907774355</text:p>
          </table:table-cell>
        </table:table-row>
        <table:table-row table:style-name="ro1">
          <table:table-cell office:value-type="float" office:value="5.53561155939444" calcext:value-type="float">
            <text:p>5,53561155939444</text:p>
          </table:table-cell>
          <table:table-cell office:value-type="float" office:value="3.07505370710504" calcext:value-type="float">
            <text:p>3,07505370710504</text:p>
          </table:table-cell>
        </table:table-row>
        <table:table-row table:style-name="ro1">
          <table:table-cell office:value-type="float" office:value="6.71022397996003" calcext:value-type="float">
            <text:p>6,71022397996003</text:p>
          </table:table-cell>
          <table:table-cell office:value-type="float" office:value="2.96278129449461" calcext:value-type="float">
            <text:p>2,96278129449461</text:p>
          </table:table-cell>
        </table:table-row>
        <table:table-row table:style-name="ro1">
          <table:table-cell office:value-type="float" office:value="5.61296913049994" calcext:value-type="float">
            <text:p>5,61296913049994</text:p>
          </table:table-cell>
          <table:table-cell office:value-type="float" office:value="3.26404483217845" calcext:value-type="float">
            <text:p>3,26404483217845</text:p>
          </table:table-cell>
        </table:table-row>
        <table:table-row table:style-name="ro1">
          <table:table-cell office:value-type="float" office:value="0.528697611364342" calcext:value-type="float">
            <text:p>0,528697611364342</text:p>
          </table:table-cell>
          <table:table-cell office:value-type="float" office:value="8.05859618977487" calcext:value-type="float">
            <text:p>8,05859618977487</text:p>
          </table:table-cell>
        </table:table-row>
        <table:table-row table:style-name="ro1">
          <table:table-cell office:value-type="float" office:value="1.32981504690314" calcext:value-type="float">
            <text:p>1,32981504690314</text:p>
          </table:table-cell>
          <table:table-cell office:value-type="float" office:value="8.64402275416052" calcext:value-type="float">
            <text:p>8,64402275416052</text:p>
          </table:table-cell>
        </table:table-row>
        <table:table-row table:style-name="ro1">
          <table:table-cell office:value-type="float" office:value="6.22039114867114" calcext:value-type="float">
            <text:p>6,22039114867114</text:p>
          </table:table-cell>
          <table:table-cell office:value-type="float" office:value="3.2321705630848" calcext:value-type="float">
            <text:p>3,2321705630848</text:p>
          </table:table-cell>
        </table:table-row>
        <table:table-row table:style-name="ro1">
          <table:table-cell office:value-type="float" office:value="1.41499719517212" calcext:value-type="float">
            <text:p>1,41499719517212</text:p>
          </table:table-cell>
          <table:table-cell office:value-type="float" office:value="7.97965442651493" calcext:value-type="float">
            <text:p>7,97965442651493</text:p>
          </table:table-cell>
        </table:table-row>
        <table:table-row table:style-name="ro1">
          <table:table-cell office:value-type="float" office:value="1.75275633783505" calcext:value-type="float">
            <text:p>1,75275633783505</text:p>
          </table:table-cell>
          <table:table-cell office:value-type="float" office:value="8.12553458268714" calcext:value-type="float">
            <text:p>8,12553458268714</text:p>
          </table:table-cell>
        </table:table-row>
        <table:table-row table:style-name="ro1">
          <table:table-cell office:value-type="float" office:value="0.733496479195102" calcext:value-type="float">
            <text:p>0,733496479195102</text:p>
          </table:table-cell>
          <table:table-cell office:value-type="float" office:value="7.16709316723463" calcext:value-type="float">
            <text:p>7,16709316723463</text:p>
          </table:table-cell>
        </table:table-row>
        <table:table-row table:style-name="ro1">
          <table:table-cell office:value-type="float" office:value="1.37686276930951" calcext:value-type="float">
            <text:p>1,37686276930951</text:p>
          </table:table-cell>
          <table:table-cell office:value-type="float" office:value="8.21725307163984" calcext:value-type="float">
            <text:p>8,21725307163984</text:p>
          </table:table-cell>
        </table:table-row>
        <table:table-row table:style-name="ro1">
          <table:table-cell office:value-type="float" office:value="5.02970528663962" calcext:value-type="float">
            <text:p>5,02970528663962</text:p>
          </table:table-cell>
          <table:table-cell office:value-type="float" office:value="3.88835603918929" calcext:value-type="float">
            <text:p>3,88835603918929</text:p>
          </table:table-cell>
        </table:table-row>
        <table:table-row table:style-name="ro1">
          <table:table-cell office:value-type="float" office:value="5.95367026368555" calcext:value-type="float">
            <text:p>5,95367026368555</text:p>
          </table:table-cell>
          <table:table-cell office:value-type="float" office:value="3.91585891921742" calcext:value-type="float">
            <text:p>3,91585891921742</text:p>
          </table:table-cell>
        </table:table-row>
        <table:table-row table:style-name="ro1">
          <table:table-cell office:value-type="float" office:value="-0.157912612218082" calcext:value-type="float">
            <text:p>-0,157912612218082</text:p>
          </table:table-cell>
          <table:table-cell office:value-type="float" office:value="7.993211309346" calcext:value-type="float">
            <text:p>7,993211309346</text:p>
          </table:table-cell>
        </table:table-row>
        <table:table-row table:style-name="ro1">
          <table:table-cell office:value-type="float" office:value="4.78555105745206" calcext:value-type="float">
            <text:p>4,78555105745206</text:p>
          </table:table-cell>
          <table:table-cell office:value-type="float" office:value="3.69753525458764" calcext:value-type="float">
            <text:p>3,69753525458764</text:p>
          </table:table-cell>
        </table:table-row>
        <table:table-row table:style-name="ro1">
          <table:table-cell office:value-type="float" office:value="5.13953549626571" calcext:value-type="float">
            <text:p>5,13953549626571</text:p>
          </table:table-cell>
          <table:table-cell office:value-type="float" office:value="2.30764139385163" calcext:value-type="float">
            <text:p>2,30764139385163</text:p>
          </table:table-cell>
        </table:table-row>
        <table:table-row table:style-name="ro1">
          <table:table-cell office:value-type="float" office:value="6.39427469961908" calcext:value-type="float">
            <text:p>6,39427469961908</text:p>
          </table:table-cell>
          <table:table-cell office:value-type="float" office:value="3.51267164001532" calcext:value-type="float">
            <text:p>3,51267164001532</text:p>
          </table:table-cell>
        </table:table-row>
        <table:table-row table:style-name="ro1">
          <table:table-cell office:value-type="float" office:value="5.89133984181157" calcext:value-type="float">
            <text:p>5,89133984181157</text:p>
          </table:table-cell>
          <table:table-cell office:value-type="float" office:value="2.79862465945094" calcext:value-type="float">
            <text:p>2,79862465945094</text:p>
          </table:table-cell>
        </table:table-row>
        <table:table-row table:style-name="ro1">
          <table:table-cell office:value-type="float" office:value="5.94414007386928" calcext:value-type="float">
            <text:p>5,94414007386928</text:p>
          </table:table-cell>
          <table:table-cell office:value-type="float" office:value="2.92042864999466" calcext:value-type="float">
            <text:p>2,92042864999466</text:p>
          </table:table-cell>
        </table:table-row>
        <table:table-row table:style-name="ro1">
          <table:table-cell office:value-type="float" office:value="5.00275219244077" calcext:value-type="float">
            <text:p>5,00275219244077</text:p>
          </table:table-cell>
          <table:table-cell office:value-type="float" office:value="2.99443669688856" calcext:value-type="float">
            <text:p>2,99443669688856</text:p>
          </table:table-cell>
        </table:table-row>
        <table:table-row table:style-name="ro1">
          <table:table-cell office:value-type="float" office:value="1.29076592678454" calcext:value-type="float">
            <text:p>1,29076592678454</text:p>
          </table:table-cell>
          <table:table-cell office:value-type="float" office:value="8.7740955657857" calcext:value-type="float">
            <text:p>8,7740955657857</text:p>
          </table:table-cell>
        </table:table-row>
        <table:table-row table:style-name="ro1">
          <table:table-cell office:value-type="float" office:value="5.09349595291332" calcext:value-type="float">
            <text:p>5,09349595291332</text:p>
          </table:table-cell>
          <table:table-cell office:value-type="float" office:value="2.30318262670835" calcext:value-type="float">
            <text:p>2,30318262670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18:41:43.515282400</meta:creation-date>
    <dc:date>2026-04-18T18:42:08.466456800</dc:date>
    <meta:editing-duration>PT25S</meta:editing-duration>
    <meta:editing-cycles>1</meta:editing-cycles>
    <meta:document-statistic meta:table-count="1" meta:cell-count="200" meta:object-count="1"/>
    <meta:generator>LibreOffice/26.2.1.2$Windows_X86_64 LibreOffice_project/620$Build-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37cm" svg:y="4.201cm" style:legend-expansion="high" chart:style-name="ch2"/>
        <chart:plot-area chart:style-name="ch3" svg:x="0.32cm" svg:y="0.18cm" svg:width="12.897cm" svg:height="8.64cm">
          <chart:coordinate-region svg:x="0.473cm" svg:y="0.379cm" svg:width="12.64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100" chart:class="chart:scatter">
            <chart:domain table:cell-range-address="Лист1.A1:Лист1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3741761617814">
                <text:p>4.93741761617814</text:p>
                <draw:g>
                  <svg:desc>Лист1.A1:Лист1.A100</svg:desc>
                </draw:g>
              </table:table-cell>
              <table:table-cell office:value-type="float" office:value="2.33096208063646">
                <text:p>2.33096208063646</text:p>
                <draw:g>
                  <svg:desc>Лист1.B1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1993219876824">
                <text:p>6.41993219876824</text:p>
              </table:table-cell>
              <table:table-cell office:value-type="float" office:value="3.20476892807726">
                <text:p>3.2047689280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1822767761181">
                <text:p>-0.021822767761181</text:p>
              </table:table-cell>
              <table:table-cell office:value-type="float" office:value="8.5546748443088">
                <text:p>8.5546748443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6680366077851">
                <text:p>0.506680366077851</text:p>
              </table:table-cell>
              <table:table-cell office:value-type="float" office:value="8.42907195005136">
                <text:p>8.42907195005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0447029698046">
                <text:p>0.460447029698046</text:p>
              </table:table-cell>
              <table:table-cell office:value-type="float" office:value="8.39054932480467">
                <text:p>8.39054932480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741432591501">
                <text:p>4.8741432591501</text:p>
              </table:table-cell>
              <table:table-cell office:value-type="float" office:value="3.53570650197211">
                <text:p>3.5357065019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8104452045083">
                <text:p>0.898104452045083</text:p>
              </table:table-cell>
              <table:table-cell office:value-type="float" office:value="8.14956810985959">
                <text:p>8.14956810985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8160089908447">
                <text:p>-0.168160089908447</text:p>
              </table:table-cell>
              <table:table-cell office:value-type="float" office:value="7.83967262298078">
                <text:p>7.83967262298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3263802426551">
                <text:p>0.903263802426551</text:p>
              </table:table-cell>
              <table:table-cell office:value-type="float" office:value="7.77776161626957">
                <text:p>7.77776161626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2476823263179">
                <text:p>1.62476823263179</text:p>
              </table:table-cell>
              <table:table-cell office:value-type="float" office:value="8.27069612894865">
                <text:p>8.2706961289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9422274306305">
                <text:p>4.79422274306305</text:p>
              </table:table-cell>
              <table:table-cell office:value-type="float" office:value="3.70350658804927">
                <text:p>3.70350658804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7051074988209">
                <text:p>0.597051074988209</text:p>
              </table:table-cell>
              <table:table-cell office:value-type="float" office:value="8.81820796094129">
                <text:p>8.81820796094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1812617440428">
                <text:p>0.611812617440428</text:p>
              </table:table-cell>
              <table:table-cell office:value-type="float" office:value="6.96469227167165">
                <text:p>6.96469227167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120166598876">
                <text:p>5.9120166598876</text:p>
              </table:table-cell>
              <table:table-cell office:value-type="float" office:value="2.48723551286075">
                <text:p>2.48723551286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3348589905744">
                <text:p>5.93348589905744</text:p>
              </table:table-cell>
              <table:table-cell office:value-type="float" office:value="2.96932445471079">
                <text:p>2.96932445471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5605577386758">
                <text:p>5.75605577386758</text:p>
              </table:table-cell>
              <table:table-cell office:value-type="float" office:value="4.28051083320644">
                <text:p>4.28051083320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0992261833942">
                <text:p>6.60992261833942</text:p>
              </table:table-cell>
              <table:table-cell office:value-type="float" office:value="3.27364974016911">
                <text:p>3.273649740169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0763012805766">
                <text:p>0.560763012805766</text:p>
              </table:table-cell>
              <table:table-cell office:value-type="float" office:value="9.0584261214049">
                <text:p>9.0584261214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8667078173219">
                <text:p>1.58667078173219</text:p>
              </table:table-cell>
              <table:table-cell office:value-type="float" office:value="8.27170863470034">
                <text:p>8.27170863470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5621468698735">
                <text:p>4.45621468698735</text:p>
              </table:table-cell>
              <table:table-cell office:value-type="float" office:value="3.86078526850465">
                <text:p>3.86078526850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6263178668277">
                <text:p>1.06263178668277</text:p>
              </table:table-cell>
              <table:table-cell office:value-type="float" office:value="7.12590876871753">
                <text:p>7.12590876871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4272785818313">
                <text:p>0.144272785818313</text:p>
              </table:table-cell>
              <table:table-cell office:value-type="float" office:value="7.89911444557004">
                <text:p>7.89911444557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6463491137117">
                <text:p>5.66463491137117</text:p>
              </table:table-cell>
              <table:table-cell office:value-type="float" office:value="3.85184735298028">
                <text:p>3.85184735298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8861491914701">
                <text:p>6.58861491914701</text:p>
              </table:table-cell>
              <table:table-cell office:value-type="float" office:value="3.50817213672911">
                <text:p>3.50817213672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2546505170664">
                <text:p>4.82546505170664</text:p>
              </table:table-cell>
              <table:table-cell office:value-type="float" office:value="4.20546128267968">
                <text:p>4.20546128267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61891981901537">
                <text:p>5.61891981901537</text:p>
              </table:table-cell>
              <table:table-cell office:value-type="float" office:value="3.6129179911121">
                <text:p>3.6129179911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0245630850127">
                <text:p>5.0245630850127</text:p>
              </table:table-cell>
              <table:table-cell office:value-type="float" office:value="4.29553003348872">
                <text:p>4.29553003348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2086002737964">
                <text:p>0.582086002737964</text:p>
              </table:table-cell>
              <table:table-cell office:value-type="float" office:value="7.27667076798274">
                <text:p>7.27667076798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2868894636274">
                <text:p>5.72868894636274</text:p>
              </table:table-cell>
              <table:table-cell office:value-type="float" office:value="3.34598946975534">
                <text:p>3.34598946975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3228340783918">
                <text:p>1.33228340783918</text:p>
              </table:table-cell>
              <table:table-cell office:value-type="float" office:value="8.47483850632365">
                <text:p>8.47483850632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1038575233759">
                <text:p>0.931038575233759</text:p>
              </table:table-cell>
              <table:table-cell office:value-type="float" office:value="9.02124077079361">
                <text:p>9.021240770793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076637585238">
                <text:p>1.06076637585238</text:p>
              </table:table-cell>
              <table:table-cell office:value-type="float" office:value="8.55894069808667">
                <text:p>8.55894069808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1307169163416">
                <text:p>5.51307169163416</text:p>
              </table:table-cell>
              <table:table-cell office:value-type="float" office:value="3.4700254913283">
                <text:p>3.4700254913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5913812213612">
                <text:p>0.965913812213612</text:p>
              </table:table-cell>
              <table:table-cell office:value-type="float" office:value="7.07465152453006">
                <text:p>7.07465152453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3356433230996">
                <text:p>4.93356433230996</text:p>
              </table:table-cell>
              <table:table-cell office:value-type="float" office:value="2.44570097888999">
                <text:p>2.44570097888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3728573358481">
                <text:p>4.63728573358481</text:p>
              </table:table-cell>
              <table:table-cell office:value-type="float" office:value="3.21626228040932">
                <text:p>3.216262280409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4609878209943">
                <text:p>1.64609878209943</text:p>
              </table:table-cell>
              <table:table-cell office:value-type="float" office:value="8.37300729879715">
                <text:p>8.373007298797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87732508531269">
                <text:p>5.87732508531269</text:p>
              </table:table-cell>
              <table:table-cell office:value-type="float" office:value="3.76176079837528">
                <text:p>3.76176079837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9222190493078">
                <text:p>0.249222190493078</text:p>
              </table:table-cell>
              <table:table-cell office:value-type="float" office:value="7.49068942167702">
                <text:p>7.49068942167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132725258844">
                <text:p>1.5132725258844</text:p>
              </table:table-cell>
              <table:table-cell office:value-type="float" office:value="8.49726468649293">
                <text:p>8.49726468649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65904135510966">
                <text:p>5.65904135510966</text:p>
              </table:table-cell>
              <table:table-cell office:value-type="float" office:value="4.03752579380397">
                <text:p>4.037525793803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00354408861831">
                <text:p>5.00354408861831</text:p>
              </table:table-cell>
              <table:table-cell office:value-type="float" office:value="3.94207186732075">
                <text:p>3.94207186732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711771244859">
                <text:p>0.32711771244859</text:p>
              </table:table-cell>
              <table:table-cell office:value-type="float" office:value="7.42050309769668">
                <text:p>7.420503097696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3480744445635">
                <text:p>0.983480744445635</text:p>
              </table:table-cell>
              <table:table-cell office:value-type="float" office:value="7.22808612928762">
                <text:p>7.228086129287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5488695022024">
                <text:p>0.895488695022024</text:p>
              </table:table-cell>
              <table:table-cell office:value-type="float" office:value="8.28256272509987">
                <text:p>8.282562725099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73723747798915">
                <text:p>0.0473723747798915</text:p>
              </table:table-cell>
              <table:table-cell office:value-type="float" office:value="8.42039796286362">
                <text:p>8.420397962863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593269614563827">
                <text:p>-0.0593269614563827</text:p>
              </table:table-cell>
              <table:table-cell office:value-type="float" office:value="7.79688413352968">
                <text:p>7.79688413352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8859865277511">
                <text:p>1.18859865277511</text:p>
              </table:table-cell>
              <table:table-cell office:value-type="float" office:value="8.01585412128694">
                <text:p>8.01585412128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5425211116314">
                <text:p>5.15425211116314</text:p>
              </table:table-cell>
              <table:table-cell office:value-type="float" office:value="4.26753884844814">
                <text:p>4.26753884844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8752808270892">
                <text:p>4.88752808270892</text:p>
              </table:table-cell>
              <table:table-cell office:value-type="float" office:value="2.69055282538086">
                <text:p>2.69055282538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28668800041081">
                <text:p>5.28668800041081</text:p>
              </table:table-cell>
              <table:table-cell office:value-type="float" office:value="4.08932381501706">
                <text:p>4.089323815017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9616500290296">
                <text:p>4.19616500290296</text:p>
              </table:table-cell>
              <table:table-cell office:value-type="float" office:value="3.63778480773384">
                <text:p>3.63778480773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2296319790217">
                <text:p>1.12296319790217</text:p>
              </table:table-cell>
              <table:table-cell office:value-type="float" office:value="8.52032507527638">
                <text:p>8.520325075276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54766926072292">
                <text:p>-0.254766926072292</text:p>
              </table:table-cell>
              <table:table-cell office:value-type="float" office:value="8.32895881943572">
                <text:p>8.328958819435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41639316607874">
                <text:p>4.41639316607874</text:p>
              </table:table-cell>
              <table:table-cell office:value-type="float" office:value="3.16296709354182">
                <text:p>3.16296709354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9296456498874">
                <text:p>5.09296456498874</text:p>
              </table:table-cell>
              <table:table-cell office:value-type="float" office:value="3.44845142936702">
                <text:p>3.44845142936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08733195502786">
                <text:p>4.08733195502786</text:p>
              </table:table-cell>
              <table:table-cell office:value-type="float" office:value="3.39598285368943">
                <text:p>3.395982853689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39470761751">
                <text:p>6.239470761751</text:p>
              </table:table-cell>
              <table:table-cell office:value-type="float" office:value="2.59744961605522">
                <text:p>2.59744961605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77540828896384">
                <text:p>0.0377540828896384</text:p>
              </table:table-cell>
              <table:table-cell office:value-type="float" office:value="8.62719479643532">
                <text:p>8.62719479643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28326589699221">
                <text:p>0.628326589699221</text:p>
              </table:table-cell>
              <table:table-cell office:value-type="float" office:value="8.24581262312663">
                <text:p>8.24581262312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62344578171029">
                <text:p>0.662344578171029</text:p>
              </table:table-cell>
              <table:table-cell office:value-type="float" office:value="8.82188802953765">
                <text:p>8.82188802953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8294380316356">
                <text:p>0.338294380316356</text:p>
              </table:table-cell>
              <table:table-cell office:value-type="float" office:value="7.51268176388669">
                <text:p>7.51268176388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75431330143825">
                <text:p>-0.275431330143825</text:p>
              </table:table-cell>
              <table:table-cell office:value-type="float" office:value="7.47844210389876">
                <text:p>7.47844210389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61411283688009">
                <text:p>5.61411283688009</text:p>
              </table:table-cell>
              <table:table-cell office:value-type="float" office:value="3.87586396595544">
                <text:p>3.87586396595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022210306003">
                <text:p>1.39022210306003</text:p>
              </table:table-cell>
              <table:table-cell office:value-type="float" office:value="7.85643919718395">
                <text:p>7.85643919718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7184490351678">
                <text:p>5.7184490351678</text:p>
              </table:table-cell>
              <table:table-cell office:value-type="float" office:value="4.1020441707582">
                <text:p>4.1020441707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87421939128299">
                <text:p>5.87421939128299</text:p>
              </table:table-cell>
              <table:table-cell office:value-type="float" office:value="3.67619457685496">
                <text:p>3.676194576854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0479037298646">
                <text:p>1.30479037298646</text:p>
              </table:table-cell>
              <table:table-cell office:value-type="float" office:value="8.13622955179246">
                <text:p>8.13622955179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3239399894274">
                <text:p>0.303239399894274</text:p>
              </table:table-cell>
              <table:table-cell office:value-type="float" office:value="7.65400968679058">
                <text:p>7.65400968679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9010918487693">
                <text:p>0.239010918487693</text:p>
              </table:table-cell>
              <table:table-cell office:value-type="float" office:value="7.65278870754873">
                <text:p>7.652788707548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60050830694917">
                <text:p>5.60050830694917</text:p>
              </table:table-cell>
              <table:table-cell office:value-type="float" office:value="2.31108677308233">
                <text:p>2.311086773082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28130055720762">
                <text:p>6.28130055720762</text:p>
              </table:table-cell>
              <table:table-cell office:value-type="float" office:value="4.02827171255436">
                <text:p>4.02827171255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9775651558254">
                <text:p>0.149775651558254</text:p>
              </table:table-cell>
              <table:table-cell office:value-type="float" office:value="7.61774564765032">
                <text:p>7.61774564765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946921059423493">
                <text:p>-0.0946921059423493</text:p>
              </table:table-cell>
              <table:table-cell office:value-type="float" office:value="7.14813524616946">
                <text:p>7.148135246169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10096150399176">
                <text:p>0.710096150399176</text:p>
              </table:table-cell>
              <table:table-cell office:value-type="float" office:value="7.33234862532047">
                <text:p>7.332348625320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03735626000691">
                <text:p>6.03735626000691</text:p>
              </table:table-cell>
              <table:table-cell office:value-type="float" office:value="2.36708441486271">
                <text:p>2.367084414862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4589600211393">
                <text:p>4.54589600211393</text:p>
              </table:table-cell>
              <table:table-cell office:value-type="float" office:value="3.99001144612573">
                <text:p>3.990011446125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67450453324932">
                <text:p>6.67450453324932</text:p>
              </table:table-cell>
              <table:table-cell office:value-type="float" office:value="2.94286255656355">
                <text:p>2.942862556563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57814912721621">
                <text:p>0.857814912721621</text:p>
              </table:table-cell>
              <table:table-cell office:value-type="float" office:value="7.7415907774355">
                <text:p>7.7415907774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53561155939444">
                <text:p>5.53561155939444</text:p>
              </table:table-cell>
              <table:table-cell office:value-type="float" office:value="3.07505370710504">
                <text:p>3.075053707105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1022397996003">
                <text:p>6.71022397996003</text:p>
              </table:table-cell>
              <table:table-cell office:value-type="float" office:value="2.96278129449461">
                <text:p>2.96278129449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61296913049994">
                <text:p>5.61296913049994</text:p>
              </table:table-cell>
              <table:table-cell office:value-type="float" office:value="3.26404483217845">
                <text:p>3.26404483217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8697611364342">
                <text:p>0.528697611364342</text:p>
              </table:table-cell>
              <table:table-cell office:value-type="float" office:value="8.05859618977487">
                <text:p>8.05859618977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2981504690314">
                <text:p>1.32981504690314</text:p>
              </table:table-cell>
              <table:table-cell office:value-type="float" office:value="8.64402275416052">
                <text:p>8.644022754160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2039114867114">
                <text:p>6.22039114867114</text:p>
              </table:table-cell>
              <table:table-cell office:value-type="float" office:value="3.2321705630848">
                <text:p>3.2321705630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1499719517212">
                <text:p>1.41499719517212</text:p>
              </table:table-cell>
              <table:table-cell office:value-type="float" office:value="7.97965442651493">
                <text:p>7.979654426514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5275633783505">
                <text:p>1.75275633783505</text:p>
              </table:table-cell>
              <table:table-cell office:value-type="float" office:value="8.12553458268714">
                <text:p>8.125534582687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33496479195102">
                <text:p>0.733496479195102</text:p>
              </table:table-cell>
              <table:table-cell office:value-type="float" office:value="7.16709316723463">
                <text:p>7.167093167234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7686276930951">
                <text:p>1.37686276930951</text:p>
              </table:table-cell>
              <table:table-cell office:value-type="float" office:value="8.21725307163984">
                <text:p>8.21725307163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02970528663962">
                <text:p>5.02970528663962</text:p>
              </table:table-cell>
              <table:table-cell office:value-type="float" office:value="3.88835603918929">
                <text:p>3.888356039189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95367026368555">
                <text:p>5.95367026368555</text:p>
              </table:table-cell>
              <table:table-cell office:value-type="float" office:value="3.91585891921742">
                <text:p>3.91585891921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57912612218082">
                <text:p>-0.157912612218082</text:p>
              </table:table-cell>
              <table:table-cell office:value-type="float" office:value="7.993211309346">
                <text:p>7.993211309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78555105745206">
                <text:p>4.78555105745206</text:p>
              </table:table-cell>
              <table:table-cell office:value-type="float" office:value="3.69753525458764">
                <text:p>3.697535254587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13953549626571">
                <text:p>5.13953549626571</text:p>
              </table:table-cell>
              <table:table-cell office:value-type="float" office:value="2.30764139385163">
                <text:p>2.307641393851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39427469961908">
                <text:p>6.39427469961908</text:p>
              </table:table-cell>
              <table:table-cell office:value-type="float" office:value="3.51267164001532">
                <text:p>3.512671640015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9133984181157">
                <text:p>5.89133984181157</text:p>
              </table:table-cell>
              <table:table-cell office:value-type="float" office:value="2.79862465945094">
                <text:p>2.798624659450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94414007386928">
                <text:p>5.94414007386928</text:p>
              </table:table-cell>
              <table:table-cell office:value-type="float" office:value="2.92042864999466">
                <text:p>2.920428649994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0275219244077">
                <text:p>5.00275219244077</text:p>
              </table:table-cell>
              <table:table-cell office:value-type="float" office:value="2.99443669688856">
                <text:p>2.994436696888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9076592678454">
                <text:p>1.29076592678454</text:p>
              </table:table-cell>
              <table:table-cell office:value-type="float" office:value="8.7740955657857">
                <text:p>8.77409556578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09349595291332">
                <text:p>5.09349595291332</text:p>
              </table:table-cell>
              <table:table-cell office:value-type="float" office:value="2.30318262670835">
                <text:p>2.30318262670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1.2$Windows_X86_64 LibreOffice_project/620$Build-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